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8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359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8.033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005cm" fo:min-width="0.7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ff0000" draw:marker-end="Arrowheads_20_2" draw:marker-end-width="0.3cm" draw:fill="none" draw:fill-color="#ff0000" draw:textarea-vertical-align="middle" loext:decorative="false"/>
    </style:style>
    <style:style style:name="gr8" style:family="graphic" style:parent-style-name="objectwithoutfill">
      <style:graphic-properties svg:stroke-color="#ff0000"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457cm" fo:min-width="5.858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8cm" fo:min-width="1.723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3.54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57cm" fo:min-width="3.99cm" loext:decorative="false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457cm" fo:min-width="2.194cm" loext:decorative="false"/>
      <style:paragraph-properties style:writing-mode="lr-tb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4.89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5.33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457cm" fo:min-width="3.446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49cm" fo:min-width="2.04cm" loext:decorative="false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.749cm" fo:min-width="6.485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838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087cm" svg:height="0.962cm" svg:x="7.06cm" svg:y="8.89cm">
          <draw:text-box>
            <text:p>Lecture 5 : Introduction to number theory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umber theory</text:p>
              </text:list-item>
            </text:list>
            <text:p/>
            <text:p>Book : Fundamentals of Digital Circuits, A. Anand Kumar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ber Theo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Base / radix</text:p>
              </text:list-item>
              <text:list-item>
                <text:p>Decimal</text:p>
              </text:list-item>
              <text:list-item>
                <text:p>Binary</text:p>
              </text:list-item>
              <text:list-item>
                <text:p>Octal</text:p>
              </text:list-item>
              <text:list-item>
                <text:p>Hexadecim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unting with Bin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0, 1</text:p>
              </text:list-item>
              <text:list-item>
                <text:p>00, 01, 10, 11</text:p>
              </text:list-item>
              <text:list-item>
                <text:p>000, 001, 010, 011, 100, 101, 110, 111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version of Decimal to Bin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Before decimal point</text:p>
              </text:list-item>
              <text:list-item>
                <text:p>After decimal poin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ddition in Binary system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0 + 0 = 0</text:p>
              </text:list-item>
              <text:list-item>
                <text:p>0 + 1 = 1</text:p>
              </text:list-item>
              <text:list-item>
                <text:p>1 + 0 = 1</text:p>
              </text:list-item>
              <text:list-item>
                <text:p>1 + 1 = 10 : Carry 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ubtraction in Binary System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0 – 0 = 0</text:p>
              </text:list-item>
              <text:list-item>
                <text:p>1 – 1 = 0</text:p>
              </text:list-item>
              <text:list-item>
                <text:p>1 – 0 = 1</text:p>
              </text:list-item>
              <text:list-item>
                <text:p>0 – 1 = 1 with a borrow of 1</text:p>
              </text:list-item>
            </text:list>
          </draw:text-box>
        </draw:frame>
        <draw:custom-shape draw:style-name="gr3" draw:text-style-name="P4" draw:layer="layout" svg:width="5.715cm" svg:height="5.08cm" svg:x="14.605cm" svg:y="3.81cm">
          <text:p text:style-name="P3">How adder can</text:p>
          <text:p text:style-name="P3">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egative decimal numb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Sign bit</text:p>
              </text:list-item>
              <text:list-item>
                <text:p>1’s complement</text:p>
              </text:list-item>
              <text:list-item>
                <text:p>2’s complemen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gn bit</text:p>
          </draw:text-box>
        </draw:frame>
        <draw:frame presentation:style-name="pr7" draw:layer="layout" svg:width="22.285cm" svg:height="9.134cm" svg:x="0.7cm" svg:y="3.685cm" presentation:class="outline" presentation:user-transformed="true">
          <draw:text-box>
            <text:list text:style-name="L3">
              <text:list-item>
                <text:p>Most significant bit (MSB) </text:p>
              </text:list-item>
              <text:list-item>
                <text:p>Least significant bit (LSB)</text:p>
              </text:list-item>
              <text:list-item>
                <text:p>Unsigned and sign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1’s Complement</text:p>
          </draw:text-box>
        </draw:frame>
        <draw:custom-shape draw:style-name="gr4" draw:text-style-name="P4" draw:layer="layout" svg:width="12.065cm" svg:height="3.81cm" svg:x="6.075cm" svg:y="4.445cm">
          <text:p text:style-name="P3">1→ 0</text:p>
          <text:p text:style-name="P3">0 →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custom-shape draw:style-name="gr5" draw:text-style-name="P3" draw:layer="layout" svg:width="1.27cm" svg:height="8.255cm" svg:x="2.54cm" svg:y="3.17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6.5cm" svg:height="1.8cm" svg:x="0.4cm" svg:y="0.2cm" presentation:class="title">
          <draw:text-box>
            <text:p>1’s Complement</text:p>
          </draw:text-box>
        </draw:frame>
        <draw:frame draw:style-name="gr6" draw:text-style-name="P1" xml:id="id1" draw:id="id1" draw:layer="layout" svg:width="3.627cm" svg:height="5.939cm" svg:x="1.905cm" svg:y="4.445cm">
          <draw:text-box>
            <text:p>0000 → +0</text:p>
            <text:p>0001 → +1</text:p>
            <text:p text:style-name="P5"><text:span text:style-name="T1">0010</text:span> → +2</text:p>
            <text:p text:style-name="P5"><text:span text:style-name="T1">0011</text:span> → +3</text:p>
            <text:p text:style-name="P5"><text:span text:style-name="T1">0100</text:span> → +4</text:p>
            <text:p text:style-name="P5"><text:span text:style-name="T1">0101</text:span> → +5</text:p>
            <text:p text:style-name="P5"><text:span text:style-name="T1">0110</text:span> → +6</text:p>
            <text:p text:style-name="P5"><text:span text:style-name="T1">0111</text:span> → +7</text:p>
          </draw:text-box>
        </draw:frame>
        <draw:frame draw:style-name="gr6" draw:text-style-name="P1" xml:id="id2" draw:id="id2" draw:layer="layout" svg:width="3.467cm" svg:height="5.939cm" svg:x="18.206cm" svg:y="4.446cm">
          <draw:text-box>
            <text:p>1111 → -0</text:p>
            <text:p>1110 → -1</text:p>
            <text:p text:style-name="P5"><text:span text:style-name="T1">1101</text:span> → -2</text:p>
            <text:p text:style-name="P5"><text:span text:style-name="T1">1100</text:span> → -3</text:p>
            <text:p text:style-name="P5"><text:span text:style-name="T1">1011</text:span> → -4</text:p>
            <text:p text:style-name="P5"><text:span text:style-name="T1">1010</text:span> → -5</text:p>
            <text:p text:style-name="P5"><text:span text:style-name="T1">1001</text:span> → -6</text:p>
            <text:p text:style-name="P5"><text:span text:style-name="T1">1000</text:span> → -7</text:p>
          </draw:text-box>
        </draw:frame>
        <draw:line draw:style-name="gr7" draw:text-style-name="P6" draw:layer="layout" svg:x1="1.27cm" svg:y1="4.445cm" svg:x2="1.27cm" svg:y2="10.16cm">
          <text:p/>
        </draw:line>
        <draw:line draw:style-name="gr8" draw:text-style-name="P7" draw:layer="layout" svg:x1="17.715cm" svg:y1="10.16cm" svg:x2="17.715cm" svg:y2="4.445cm">
          <text:p/>
        </draw:line>
        <draw:connector draw:style-name="gr9" draw:text-style-name="P7" draw:layer="layout" draw:type="line" svg:x1="5.532cm" svg:y1="7.414cm" svg:x2="18.206cm" svg:y2="7.415cm" draw:start-shape="id1" draw:start-glue-point="1" draw:end-shape="id2" draw:end-glue-point="3" svg:d="M5532 7414l12674 1" svg:viewBox="0 0 12675 2">
          <text:p/>
        </draw:connector>
        <draw:custom-shape draw:style-name="gr10" draw:text-style-name="P3" draw:layer="layout" svg:width="8.99cm" svg:height="0.999cm" svg:x="7.05cm" svg:y="6.115cm">
          <text:p text:style-name="P3">1’s Co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54cm" svg:height="0.635cm" svg:x="3.81cm" svg:y="3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5.715cm" svg:height="0.999cm" svg:x="6.585cm" svg:y="2.975cm">
          <text:p text:style-name="P3">Value/Magnitu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3.467cm" svg:height="5.939cm" svg:x="23.007cm" svg:y="4.447cm">
          <draw:text-box>
            <text:p>1000 → -0</text:p>
            <text:p>1001 → -1</text:p>
            <text:p text:style-name="P5"><text:span text:style-name="T1">1010</text:span> → -2</text:p>
            <text:p text:style-name="P5"><text:span text:style-name="T1">1011</text:span> → -3</text:p>
            <text:p text:style-name="P5"><text:span text:style-name="T1">1100</text:span> → -4</text:p>
            <text:p text:style-name="P5"><text:span text:style-name="T1">1101</text:span> → -5</text:p>
            <text:p text:style-name="P5"><text:span text:style-name="T1">1110</text:span> → -6</text:p>
            <text:p text:style-name="P5"><text:span text:style-name="T1">1111</text:span> → -7</text:p>
          </draw:text-box>
        </draw:frame>
        <draw:custom-shape draw:style-name="gr13" draw:text-style-name="P3" draw:layer="layout" svg:width="5.715cm" svg:height="1.27cm" svg:x="21.89cm" svg:y="3.175cm">
          <text:p text:style-name="P3">Not Complemented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35cm" svg:height="0.999cm" svg:x="10.16cm" svg:y="11.552cm">
          <text:p text:style-name="P3">Sign 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2.305cm" svg:y1="12.065cm" svg:x2="2.305cm" svg:y2="10.16cm">
          <text:p/>
        </draw:line>
        <draw:line draw:style-name="gr16" draw:text-style-name="P7" draw:layer="layout" svg:x1="2.305cm" svg:y1="12.065cm" svg:x2="10.16cm" svg:y2="12.065cm">
          <text:p/>
        </draw:line>
        <draw:line draw:style-name="gr15" draw:text-style-name="P7" draw:layer="layout" svg:x1="18.661cm" svg:y1="12.073cm" svg:x2="18.661cm" svg:y2="10.168cm">
          <text:p/>
        </draw:line>
        <draw:line draw:style-name="gr15" draw:text-style-name="P7" draw:layer="layout" svg:x1="23.495cm" svg:y1="13.335cm" svg:x2="23.461cm" svg:y2="10.176cm">
          <text:p/>
        </draw:line>
        <draw:line draw:style-name="gr16" draw:text-style-name="P7" draw:layer="layout" svg:x1="23.461cm" svg:y1="13.335cm" svg:x2="13.335cm" svg:y2="13.335cm">
          <text:p/>
        </draw:line>
        <draw:line draw:style-name="gr16" draw:text-style-name="P7" draw:layer="layout" svg:x1="18.661cm" svg:y1="12.073cm" svg:x2="16.51cm" svg:y2="12.065cm">
          <text:p/>
        </draw:line>
        <draw:line draw:style-name="gr16" draw:text-style-name="P7" draw:layer="layout" svg:x1="13.335cm" svg:y1="13.335cm" svg:x2="13.335cm" svg:y2="12.551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1’s Complement</text:p>
          </draw:text-box>
        </draw:frame>
        <draw:frame draw:style-name="gr6" draw:text-style-name="P1" xml:id="id3" draw:id="id3" draw:layer="layout" svg:width="3.627cm" svg:height="5.939cm" svg:x="1.905cm" svg:y="4.445cm">
          <draw:text-box>
            <text:p>0000 → +0</text:p>
            <text:p>0001 → +1</text:p>
            <text:p text:style-name="P5"><text:span text:style-name="T1">0010</text:span> → +2</text:p>
            <text:p text:style-name="P5"><text:span text:style-name="T1">0011</text:span> → +3</text:p>
            <text:p text:style-name="P5"><text:span text:style-name="T1">0100</text:span> → +4</text:p>
            <text:p text:style-name="P5"><text:span text:style-name="T1">0101</text:span> → +5</text:p>
            <text:p text:style-name="P5"><text:span text:style-name="T1">0110</text:span> → +6</text:p>
            <text:p text:style-name="P5"><text:span text:style-name="T1">0111</text:span> → +7</text:p>
          </draw:text-box>
        </draw:frame>
        <draw:frame draw:style-name="gr6" draw:text-style-name="P1" xml:id="id4" draw:id="id4" draw:layer="layout" svg:width="3.467cm" svg:height="5.939cm" svg:x="18.206cm" svg:y="4.446cm">
          <draw:text-box>
            <text:p>1111 → -0</text:p>
            <text:p>1110 → -1</text:p>
            <text:p text:style-name="P5"><text:span text:style-name="T1">1101</text:span> → -2</text:p>
            <text:p text:style-name="P5"><text:span text:style-name="T1">1100</text:span> → -3</text:p>
            <text:p text:style-name="P5"><text:span text:style-name="T1">1011</text:span> → -4</text:p>
            <text:p text:style-name="P5"><text:span text:style-name="T1">1010</text:span> → -5</text:p>
            <text:p text:style-name="P5"><text:span text:style-name="T1">1001</text:span> → -6</text:p>
            <text:p text:style-name="P5"><text:span text:style-name="T1">1000</text:span> → -7</text:p>
          </draw:text-box>
        </draw:frame>
        <draw:line draw:style-name="gr7" draw:text-style-name="P6" draw:layer="layout" svg:x1="1.27cm" svg:y1="4.445cm" svg:x2="1.27cm" svg:y2="10.16cm">
          <text:p/>
        </draw:line>
        <draw:line draw:style-name="gr8" draw:text-style-name="P7" draw:layer="layout" svg:x1="17.715cm" svg:y1="10.16cm" svg:x2="17.715cm" svg:y2="4.445cm">
          <text:p/>
        </draw:line>
        <draw:connector draw:style-name="gr9" draw:text-style-name="P7" draw:layer="layout" draw:type="line" svg:x1="5.532cm" svg:y1="7.414cm" svg:x2="18.206cm" svg:y2="7.415cm" draw:start-shape="id3" draw:start-glue-point="1" draw:end-shape="id4" draw:end-glue-point="3" svg:d="M5532 7414l12674 1" svg:viewBox="0 0 12675 2">
          <text:p/>
        </draw:connector>
        <draw:custom-shape draw:style-name="gr10" draw:text-style-name="P3" draw:layer="layout" svg:width="8.99cm" svg:height="0.999cm" svg:x="7.05cm" svg:y="6.115cm">
          <text:p text:style-name="P3">1’s Co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81cm" svg:height="0.999cm" svg:x="9.525cm" svg:y="2.54cm">
          <text:p text:style-name="P3">Confu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525cm" svg:y1="3.175cm" svg:x2="5.08cm" svg:y2="5.08cm">
          <text:p/>
        </draw:line>
        <draw:line draw:style-name="gr19" draw:text-style-name="P7" draw:layer="layout" svg:x1="13.335cm" svg:y1="3.175cm" svg:x2="20.32cm" svg:y2="4.445cm">
          <text:p/>
        </draw:lin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’s Complement</text:p>
          </draw:text-box>
        </draw:frame>
        <draw:custom-shape draw:style-name="gr20" draw:text-style-name="P4" draw:layer="layout" svg:width="7.62cm" svg:height="2.54cm" svg:x="8.585cm" svg:y="4.445cm">
          <text:p text:style-name="P3">1’s co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8.255cm" svg:height="2.54cm" svg:x="8.281cm" svg:y="8.255cm">
          <text:p text:style-name="P3">Add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7" draw:layer="layout" svg:x1="12.395cm" svg:y1="6.985cm" svg:x2="12.395cm" svg:y2="8.255cm">
          <text:p/>
        </draw:lin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2’s Complement</text:p>
          </draw:text-box>
        </draw:frame>
        <draw:frame draw:style-name="gr6" draw:text-style-name="P1" xml:id="id5" draw:id="id5" draw:layer="layout" svg:width="3.627cm" svg:height="5.939cm" svg:x="1.905cm" svg:y="4.445cm">
          <draw:text-box>
            <text:p>0000 → +0</text:p>
            <text:p>0001 → +1</text:p>
            <text:p text:style-name="P5"><text:span text:style-name="T1">0010</text:span> → +2</text:p>
            <text:p text:style-name="P5"><text:span text:style-name="T1">0011</text:span> → +3</text:p>
            <text:p text:style-name="P5"><text:span text:style-name="T1">0100</text:span> → +4</text:p>
            <text:p text:style-name="P5"><text:span text:style-name="T1">0101</text:span> → +5</text:p>
            <text:p text:style-name="P5"><text:span text:style-name="T1">0110</text:span> → +6</text:p>
            <text:p text:style-name="P5"><text:span text:style-name="T1">0111</text:span> → +7</text:p>
          </draw:text-box>
        </draw:frame>
        <draw:frame draw:style-name="gr6" draw:text-style-name="P1" xml:id="id6" draw:id="id6" draw:layer="layout" svg:width="3.467cm" svg:height="5.939cm" svg:x="12.306cm" svg:y="4.446cm">
          <draw:text-box>
            <text:p>1111 → -0</text:p>
            <text:p>1110 → -1</text:p>
            <text:p text:style-name="P5"><text:span text:style-name="T1">1101</text:span> → -2</text:p>
            <text:p text:style-name="P5"><text:span text:style-name="T1">1100</text:span> → -3</text:p>
            <text:p text:style-name="P5"><text:span text:style-name="T1">1011</text:span> → -4</text:p>
            <text:p text:style-name="P5"><text:span text:style-name="T1">1010</text:span> → -5</text:p>
            <text:p text:style-name="P5"><text:span text:style-name="T1">1001</text:span> → -6</text:p>
            <text:p text:style-name="P5"><text:span text:style-name="T1">1000</text:span> → -7</text:p>
          </draw:text-box>
        </draw:frame>
        <draw:line draw:style-name="gr7" draw:text-style-name="P6" draw:layer="layout" svg:x1="1.27cm" svg:y1="4.445cm" svg:x2="1.27cm" svg:y2="10.16cm">
          <text:p/>
        </draw:line>
        <draw:line draw:style-name="gr8" draw:text-style-name="P7" draw:layer="layout" svg:x1="11.815cm" svg:y1="10.16cm" svg:x2="11.815cm" svg:y2="4.445cm">
          <text:p/>
        </draw:line>
        <draw:connector draw:style-name="gr9" draw:text-style-name="P7" draw:layer="layout" draw:type="line" svg:x1="5.532cm" svg:y1="7.414cm" svg:x2="12.306cm" svg:y2="7.415cm" draw:start-shape="id5" draw:start-glue-point="1" draw:end-shape="id6" draw:end-glue-point="3" svg:d="M5532 7414l6774 1" svg:viewBox="0 0 6775 2">
          <text:p/>
        </draw:connector>
        <draw:custom-shape draw:style-name="gr23" draw:text-style-name="P3" draw:layer="layout" svg:width="5.58cm" svg:height="0.999cm" svg:x="5.85cm" svg:y="6.115cm">
          <text:p text:style-name="P3">1’s Co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.54cm" svg:height="0.999cm" svg:x="16.51cm" svg:y="6.35cm">
          <text:p text:style-name="P3">Add 1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9.05cm" svg:y1="6.885cm" svg:x2="20.32cm" svg:y2="6.885cm">
          <text:p/>
        </draw:line>
        <draw:frame draw:style-name="gr6" draw:text-style-name="P1" draw:layer="layout" svg:width="3.467cm" svg:height="5.939cm" svg:x="20.607cm" svg:y="4.447cm">
          <draw:text-box>
            <text:p><text:span text:style-name="T2">0000 → -0</text:span></text:p>
            <text:p>1111 → -1</text:p>
            <text:p text:style-name="P5"><text:span text:style-name="T1">1110</text:span> → -2</text:p>
            <text:p text:style-name="P5"><text:span text:style-name="T1">1101</text:span> → -3</text:p>
            <text:p text:style-name="P5"><text:span text:style-name="T1">1100</text:span> → -4</text:p>
            <text:p text:style-name="P5"><text:span text:style-name="T1">1011</text:span> → -5</text:p>
            <text:p text:style-name="P5"><text:span text:style-name="T1">1010</text:span> → -6</text:p>
            <text:p text:style-name="P5"><text:span text:style-name="T1">1001</text:span> → -7</text:p>
          </draw:text-box>
        </draw:frame>
        <draw:line draw:style-name="gr8" draw:text-style-name="P7" draw:layer="layout" svg:x1="20.515cm" svg:y1="10.168cm" svg:x2="20.515cm" svg:y2="4.453cm">
          <text:p/>
        </draw:line>
        <draw:custom-shape draw:style-name="gr26" draw:text-style-name="P3" draw:layer="layout" svg:width="6.985cm" svg:height="0.999cm" svg:x="19.015cm" svg:y="10.795cm">
          <text:p text:style-name="P3">1000 cannot exist !!!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number system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Decimal to octal, hexadecimal</text:p>
              </text:list-item>
              <text:list-item>
                <text:p>Octal to decimal</text:p>
              </text:list-item>
              <text:list-item>
                <text:p>Hexadecimal to decim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2H48M40S</meta:editing-duration>
    <meta:editing-cycles>67</meta:editing-cycles>
    <meta:generator>LibreOffice/24.8.7.2$Linux_X86_64 LibreOffice_project/480$Build-2</meta:generator>
    <dc:title>Portfolio</dc:title>
    <dc:date>2025-08-14T14:06:52.661662395</dc:date>
    <meta:document-statistic meta:object-count="172"/>
  </office:meta>
</office:document-meta>
</file>